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ff0000" draw:fill="solid" draw:fill-color="#ff0000" draw:textarea-vertical-align="middle" draw:auto-grow-height="false" fo:min-height="0.451cm" fo:min-width="0.9cm"/>
    </style:style>
    <style:style style:name="gr3" style:family="graphic" style:parent-style-name="standard">
      <style:graphic-properties svg:stroke-color="#ff0000" draw:fill="solid" draw:fill-color="#ff0000" draw:textarea-vertical-align="middle" draw:auto-grow-height="false" fo:min-height="0.45cm" fo:min-width="0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7cm" fo:min-width="0cm"/>
    </style:style>
    <style:style style:name="gr5" style:family="graphic" style:parent-style-name="standard">
      <style:graphic-properties svg:stroke-color="#000000" draw:fill="solid" draw:fill-color="#000000" draw:textarea-vertical-align="middle" draw:auto-grow-height="false" fo:min-height="0.451cm" fo:min-width="0.9cm"/>
    </style:style>
    <style:style style:name="gr6" style:family="graphic" style:parent-style-name="standard">
      <style:graphic-properties svg:stroke-color="#000000" draw:fill="solid" draw:fill-color="#000000" draw:textarea-vertical-align="middle" draw:auto-grow-height="false" fo:min-height="0.45cm" fo:min-width="0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3cm" svg:height="2.7cm" svg:x="7.5cm" svg:y="6.8cm" draw:corner-radius="0.3cm">
            <text:p/>
          </draw:rect>
          <draw:rect draw:style-name="gr1" draw:text-style-name="P1" draw:layer="layout" svg:width="3.3cm" svg:height="0.59cm" svg:x="7.5cm" svg:y="6.8cm" draw:corner-radius="0.3cm">
            <text:p/>
          </draw:rect>
        </draw:g>
        <draw:g>
          <draw:custom-shape draw:style-name="gr2" draw:text-style-name="P1" draw:layer="layout" svg:width="1.4cm" svg:height="0.7cm" svg:x="5.999cm" svg:y="7.65cm">
            <text:p/>
            <draw:enhanced-geometry svg:viewBox="0 0 21600 21600" draw:text-areas="0 0 21600 21600" draw:type="circular-arrow" draw:modifiers="180 -56.6175169468704 10129.38833939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1.4cm" svg:height="0.7cm" svg:x="6cm" svg:y="7.643cm">
            <text:p/>
            <draw:enhanced-geometry svg:viewBox="0 0 21600 21600" draw:text-areas="0 0 21600 21600" draw:mirror-vertical="true" draw:mirror-horizontal="true" draw:type="circular-arrow" draw:modifiers="180 -56.6175169468704 10129.38833939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" draw:text-style-name="P2" draw:layer="layout" svg:width="1.55cm" svg:height="1.207cm" svg:x="5.8cm" svg:y="8.343cm">
          <draw:text-box>
            <text:p text:style-name="P2"><text:span text:style-name="T1">e.g.</text:span></text:p>
            <text:p text:style-name="P2"><text:span text:style-name="T1">20ms</text:span></text:p>
          </draw:text-box>
        </draw:frame>
        <draw:g>
          <draw:rect draw:style-name="gr1" draw:text-style-name="P1" draw:layer="layout" svg:width="3.3cm" svg:height="2.7cm" svg:x="12.55cm" svg:y="6.8cm" draw:corner-radius="0.3cm">
            <text:p/>
          </draw:rect>
          <draw:rect draw:style-name="gr1" draw:text-style-name="P1" draw:layer="layout" svg:width="3.3cm" svg:height="0.59cm" svg:x="12.55cm" svg:y="6.8cm" draw:corner-radius="0.3cm">
            <text:p/>
          </draw:rect>
        </draw:g>
        <draw:g>
          <draw:custom-shape draw:style-name="gr5" draw:text-style-name="P1" draw:layer="layout" svg:width="1.4cm" svg:height="0.7cm" svg:x="11.049cm" svg:y="7.65cm">
            <text:p/>
            <draw:enhanced-geometry svg:viewBox="0 0 21600 21600" draw:text-areas="0 0 21600 21600" draw:type="circular-arrow" draw:modifiers="180 -56.6175169468704 10129.38833939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1" draw:layer="layout" svg:width="1.4cm" svg:height="0.7cm" svg:x="11.05cm" svg:y="7.643cm">
            <text:p/>
            <draw:enhanced-geometry svg:viewBox="0 0 21600 21600" draw:text-areas="0 0 21600 21600" draw:mirror-vertical="true" draw:mirror-horizontal="true" draw:type="circular-arrow" draw:modifiers="180 -56.6175169468704 10129.38833939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" draw:text-style-name="P3" draw:layer="layout" svg:width="1.55cm" svg:height="0.807cm" svg:x="11cm" svg:y="8.343cm">
          <draw:text-box>
            <text:p text:style-name="P3"><text:span text:style-name="T1">2ms</text:span></text:p>
          </draw:text-box>
        </draw:frame>
        <draw:g>
          <draw:rect draw:style-name="gr1" draw:text-style-name="P1" draw:layer="layout" svg:width="3.3cm" svg:height="2.7cm" svg:x="7.5cm" svg:y="6.8cm" draw:corner-radius="0.3cm">
            <text:p/>
          </draw:rect>
          <draw:rect draw:style-name="gr1" draw:text-style-name="P1" draw:layer="layout" svg:width="3.3cm" svg:height="0.59cm" svg:x="7.5cm" svg:y="6.8cm" draw:corner-radius="0.3cm">
            <text:p/>
          </draw:rect>
        </draw:g>
        <draw:g>
          <draw:rect draw:style-name="gr1" draw:text-style-name="P1" draw:layer="layout" svg:width="3.3cm" svg:height="2.7cm" svg:x="2.5cm" svg:y="6.8cm" draw:corner-radius="0.3cm">
            <text:p/>
          </draw:rect>
          <draw:rect draw:style-name="gr1" draw:text-style-name="P1" draw:layer="layout" svg:width="3.3cm" svg:height="0.59cm" svg:x="2.5cm" svg:y="6.8cm" draw:corner-radius="0.3cm">
            <text:p/>
          </draw:rect>
        </draw:g>
        <draw:frame draw:style-name="gr7" draw:text-style-name="P4" draw:layer="layout" svg:width="1.819cm" svg:height="0.886cm" svg:x="8.25cm" svg:y="6.65cm">
          <draw:text-box>
            <text:p text:style-name="P4"><text:span text:style-name="T2">USBI</text:span></text:p>
          </draw:text-box>
        </draw:frame>
        <draw:frame draw:style-name="gr7" draw:text-style-name="P4" draw:layer="layout" svg:width="1.285cm" svg:height="0.886cm" svg:x="3.515cm" svg:y="6.65cm">
          <draw:text-box>
            <text:p text:style-name="P4"><text:span text:style-name="T2">UA</text:span></text:p>
          </draw:text-box>
        </draw:frame>
        <draw:frame draw:style-name="gr7" draw:text-style-name="P4" draw:layer="layout" svg:width="1.658cm" svg:height="0.886cm" svg:x="13.281cm" svg:y="6.664cm">
          <draw:text-box>
            <text:p text:style-name="P4"><text:span text:style-name="T2">UFR</text:span></text:p>
          </draw:text-box>
        </draw:frame>
        <draw:g>
          <draw:rect draw:style-name="gr1" draw:text-style-name="P1" draw:layer="layout" svg:width="3.3cm" svg:height="2.7cm" svg:x="12.55cm" svg:y="6.801cm" draw:corner-radius="0.3cm">
            <text:p/>
          </draw:rect>
          <draw:rect draw:style-name="gr1" draw:text-style-name="P1" draw:layer="layout" svg:width="3.3cm" svg:height="0.59cm" svg:x="12.55cm" svg:y="6.801cm" draw:corner-radius="0.3cm">
            <text:p/>
          </draw:rect>
        </draw:g>
        <draw:frame draw:style-name="gr7" draw:text-style-name="P4" draw:layer="layout" svg:width="1.658cm" svg:height="0.886cm" svg:x="13.281cm" svg:y="6.665cm">
          <draw:text-box>
            <text:p text:style-name="P4"><text:span text:style-name="T2">UFR</text:span></text:p>
          </draw:text-box>
        </draw:frame>
        <draw:g>
          <draw:rect draw:style-name="gr1" draw:text-style-name="P1" draw:layer="layout" svg:width="3.3cm" svg:height="2.7cm" svg:x="17.538cm" svg:y="6.798cm" draw:corner-radius="0.3cm">
            <text:p/>
          </draw:rect>
          <draw:rect draw:style-name="gr1" draw:text-style-name="P1" draw:layer="layout" svg:width="3.3cm" svg:height="0.59cm" svg:x="17.538cm" svg:y="6.798cm" draw:corner-radius="0.3cm">
            <text:p/>
          </draw:rect>
        </draw:g>
        <draw:g>
          <draw:custom-shape draw:style-name="gr5" draw:text-style-name="P1" draw:layer="layout" svg:width="1.4cm" svg:height="0.7cm" svg:x="16.037cm" svg:y="7.648cm">
            <text:p/>
            <draw:enhanced-geometry svg:viewBox="0 0 21600 21600" draw:text-areas="0 0 21600 21600" draw:type="circular-arrow" draw:modifiers="180 -56.6175169468704 10129.38833939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1" draw:layer="layout" svg:width="1.4cm" svg:height="0.7cm" svg:x="16.038cm" svg:y="7.641cm">
            <text:p/>
            <draw:enhanced-geometry svg:viewBox="0 0 21600 21600" draw:text-areas="0 0 21600 21600" draw:mirror-vertical="true" draw:mirror-horizontal="true" draw:type="circular-arrow" draw:modifiers="180 -56.6175169468704 10129.38833939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" draw:text-style-name="P3" draw:layer="layout" svg:width="1.55cm" svg:height="0.807cm" svg:x="15.988cm" svg:y="8.341cm">
          <draw:text-box>
            <text:p text:style-name="P3"><text:span text:style-name="T1">1ms</text:span></text:p>
          </draw:text-box>
        </draw:frame>
        <draw:frame draw:style-name="gr7" draw:text-style-name="P4" draw:layer="layout" svg:width="1.658cm" svg:height="0.886cm" svg:x="18.269cm" svg:y="6.662cm">
          <draw:text-box>
            <text:p text:style-name="P4"><text:span text:style-name="T2">UFR</text:span></text:p>
          </draw:text-box>
        </draw:frame>
        <draw:g>
          <draw:rect draw:style-name="gr1" draw:text-style-name="P1" draw:layer="layout" svg:width="3.3cm" svg:height="2.7cm" svg:x="17.538cm" svg:y="6.799cm" draw:corner-radius="0.3cm">
            <text:p/>
          </draw:rect>
          <draw:rect draw:style-name="gr1" draw:text-style-name="P1" draw:layer="layout" svg:width="3.3cm" svg:height="0.59cm" svg:x="17.538cm" svg:y="6.799cm" draw:corner-radius="0.3cm">
            <text:p/>
          </draw:rect>
        </draw:g>
        <draw:frame draw:style-name="gr7" draw:text-style-name="P4" draw:layer="layout" svg:width="1.565cm" svg:height="0.886cm" svg:x="18.5cm" svg:y="6.664cm">
          <draw:text-box>
            <text:p text:style-name="P4"><text:span text:style-name="T2">LFC</text:span></text:p>
          </draw:text-box>
        </draw:frame>
        <draw:g>
          <draw:rect draw:style-name="gr1" draw:text-style-name="P1" draw:layer="layout" svg:width="3.3cm" svg:height="2.7cm" svg:x="22.5cm" svg:y="6.786cm" draw:corner-radius="0.3cm">
            <text:p/>
          </draw:rect>
          <draw:rect draw:style-name="gr1" draw:text-style-name="P1" draw:layer="layout" svg:width="3.3cm" svg:height="0.59cm" svg:x="22.5cm" svg:y="6.786cm" draw:corner-radius="0.3cm">
            <text:p/>
          </draw:rect>
        </draw:g>
        <draw:g>
          <draw:custom-shape draw:style-name="gr2" draw:text-style-name="P1" draw:layer="layout" svg:width="1.4cm" svg:height="0.7cm" svg:x="20.999cm" svg:y="7.636cm">
            <text:p/>
            <draw:enhanced-geometry svg:viewBox="0 0 21600 21600" draw:text-areas="0 0 21600 21600" draw:type="circular-arrow" draw:modifiers="180 -56.6175169468704 10129.38833939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1.4cm" svg:height="0.7cm" svg:x="21cm" svg:y="7.629cm">
            <text:p/>
            <draw:enhanced-geometry svg:viewBox="0 0 21600 21600" draw:text-areas="0 0 21600 21600" draw:mirror-vertical="true" draw:mirror-horizontal="true" draw:type="circular-arrow" draw:modifiers="180 -56.6175169468704 10129.38833939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7" draw:text-style-name="P4" draw:layer="layout" svg:width="1.658cm" svg:height="0.886cm" svg:x="23.231cm" svg:y="6.65cm">
          <draw:text-box>
            <text:p text:style-name="P4"><text:span text:style-name="T2">UFR</text:span></text:p>
          </draw:text-box>
        </draw:frame>
        <draw:g>
          <draw:rect draw:style-name="gr1" draw:text-style-name="P1" draw:layer="layout" svg:width="3.3cm" svg:height="2.7cm" svg:x="22.5cm" svg:y="6.787cm" draw:corner-radius="0.3cm">
            <text:p/>
          </draw:rect>
          <draw:rect draw:style-name="gr1" draw:text-style-name="P1" draw:layer="layout" svg:width="3.3cm" svg:height="0.59cm" svg:x="22.5cm" svg:y="6.787cm" draw:corner-radius="0.3cm">
            <text:p/>
          </draw:rect>
        </draw:g>
        <draw:frame draw:style-name="gr7" draw:text-style-name="P4" draw:layer="layout" svg:width="1.378cm" svg:height="0.886cm" svg:x="23.462cm" svg:y="6.652cm">
          <draw:text-box>
            <text:p text:style-name="P4"><text:span text:style-name="T2">MD</text:span></text:p>
          </draw:text-box>
        </draw:frame>
        <draw:frame draw:style-name="gr4" draw:text-style-name="P2" draw:layer="layout" svg:width="1.9cm" svg:height="1.207cm" svg:x="20.7cm" svg:y="8.3cm">
          <draw:text-box>
            <text:p text:style-name="P2"><text:span text:style-name="T1">e.g. 0.4 ms</text:span></text:p>
          </draw:text-box>
        </draw:frame>
        <draw:frame draw:style-name="gr7" draw:text-style-name="P5" draw:layer="layout" svg:width="2.318cm" svg:height="0.806cm" svg:x="3.05cm" svg:y="7.894cm">
          <draw:text-box>
            <text:p text:style-name="P5"><text:span text:style-name="T3">MYODE</text:span></text:p>
          </draw:text-box>
        </draw:frame>
        <draw:frame draw:style-name="gr7" draw:text-style-name="P5" draw:layer="layout" svg:width="2.318cm" svg:height="0.806cm" svg:x="8.082cm" svg:y="7.95cm">
          <draw:text-box>
            <text:p text:style-name="P5"><text:span text:style-name="T3">MYODE</text:span></text:p>
          </draw:text-box>
        </draw:frame>
        <draw:frame draw:style-name="gr7" draw:text-style-name="P6" draw:layer="layout" svg:width="3.508cm" svg:height="1.361cm" svg:x="12.492cm" svg:y="7.739cm">
          <draw:text-box>
            <text:p text:style-name="P6"><text:span text:style-name="T3">USB-FlexRay</text:span></text:p>
            <text:p text:style-name="P6"><text:span text:style-name="T3">Bridge</text:span></text:p>
          </draw:text-box>
        </draw:frame>
        <draw:frame draw:style-name="gr7" draw:text-style-name="P6" draw:layer="layout" svg:width="3.774cm" svg:height="0.806cm" svg:x="17.326cm" svg:y="7.9cm">
          <draw:text-box>
            <text:p text:style-name="P6"><text:span text:style-name="T3">MYO-Ganglion</text:span></text:p>
          </draw:text-box>
        </draw:frame>
        <draw:frame draw:style-name="gr7" draw:text-style-name="P6" draw:layer="layout" svg:width="3.258cm" svg:height="1.361cm" svg:x="22.7cm" svg:y="7.789cm">
          <draw:text-box>
            <text:p text:style-name="P6"><text:span text:style-name="T3">Motor-Driver</text:span></text:p>
            <text:p text:style-name="P6"><text:span text:style-name="T3">Board</text:span></text:p>
          </draw:text-box>
        </draw:frame>
        <draw:frame draw:style-name="gr7" draw:layer="layout" svg:width="1.806cm" svg:height="0.962cm" svg:x="10.85cm" svg:y="9.5cm">
          <draw:text-box>
            <text:p>USB</text:p>
          </draw:text-box>
        </draw:frame>
        <draw:frame draw:style-name="gr7" draw:layer="layout" svg:width="2.826cm" svg:height="0.962cm" svg:x="15.474cm" svg:y="9.5cm">
          <draw:text-box>
            <text:p>FlexRay</text:p>
          </draw:text-box>
        </draw:frame>
        <draw:frame draw:style-name="gr7" draw:layer="layout" svg:width="1.526cm" svg:height="0.962cm" svg:x="20.974cm" svg:y="9.5cm">
          <draw:text-box>
            <text:p>SPI</text:p>
          </draw:text-box>
        </draw:frame>
        <draw:frame draw:style-name="gr7" draw:layer="layout" svg:width="3.004cm" svg:height="0.962cm" svg:x="5.2cm" svg:y="9.538cm">
          <draw:text-box>
            <text:p>Softw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4-12-06T09:46:09.206575210</meta:creation-date>
    <dc:date>2014-12-06T10:14:28.908335355</dc:date>
    <dc:creator>Alexander Lenz</dc:creator>
    <meta:editing-duration>PT12M35S</meta:editing-duration>
    <meta:editing-cycles>1</meta:editing-cycles>
    <meta:document-statistic meta:object-count="60"/>
    <meta:generator>LibreOffice/4.3.3.2$Linux_x86 LibreOffice_project/430m0$Build-2</meta:generator>
  </office:meta>
</office:document-meta>
</file>